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6.7663"/>
          <table:table-cell office:value-type="float" office:value="13.24"/>
          <table:table-cell office:value-type="float" office:value="11.7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8182.0"/>
          <table:table-cell office:value-type="float" office:value="169655.0"/>
          <table:table-cell office:value-type="float" office:value="212058.0"/>
          <table:table-cell office:value-type="float" office:value="817570.0"/>
          <table:table-cell office:value-type="float" office:value="1903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48898"/>
          <table:table-cell office:value-type="float" office:value="3.368"/>
          <table:table-cell office:value-type="float" office:value="1.88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723.0"/>
          <table:table-cell office:value-type="float" office:value="52056.0"/>
          <table:table-cell office:value-type="float" office:value="212058.0"/>
          <table:table-cell office:value-type="float" office:value="817570.0"/>
          <table:table-cell office:value-type="float" office:value="1903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46228"/>
          <table:table-cell office:value-type="float" office:value="1.538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714.0"/>
          <table:table-cell office:value-type="float" office:value="211558.0"/>
          <table:table-cell office:value-type="float" office:value="816030.0"/>
          <table:table-cell office:value-type="float" office:value="1912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1.9259"/>
          <table:table-cell office:value-type="float" office:value="9.751"/>
          <table:table-cell office:value-type="float" office:value="8.35"/>
          <table:table-cell office:value-type="float" office:value="0.0"/>
          <table:table-cell office:value-type="float" office:value="0.0"/>
          <table:table-cell office:value-type="float" office:value="83.0"/>
          <table:table-cell office:value-type="float" office:value="21412.0"/>
          <table:table-cell office:value-type="float" office:value="214005.0"/>
          <table:table-cell office:value-type="float" office:value="212058.0"/>
          <table:table-cell office:value-type="float" office:value="817571.0"/>
          <table:table-cell office:value-type="float" office:value="190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33522"/>
          <table:table-cell office:value-type="float" office:value="4.297"/>
          <table:table-cell office:value-type="float" office:value="2.82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3079.0"/>
          <table:table-cell office:value-type="float" office:value="75924.0"/>
          <table:table-cell office:value-type="float" office:value="212058.0"/>
          <table:table-cell office:value-type="float" office:value="817571.0"/>
          <table:table-cell office:value-type="float" office:value="1903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38279"/>
          <table:table-cell office:value-type="float" office:value="1.526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1676.0"/>
          <table:table-cell office:value-type="float" office:value="211558.0"/>
          <table:table-cell office:value-type="float" office:value="816031.0"/>
          <table:table-cell office:value-type="float" office:value="1912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5.8179"/>
          <table:table-cell office:value-type="float" office:value="13.259"/>
          <table:table-cell office:value-type="float" office:value="11.8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1675.0"/>
          <table:table-cell office:value-type="float" office:value="290872.0"/>
          <table:table-cell office:value-type="float" office:value="212058.0"/>
          <table:table-cell office:value-type="float" office:value="817570.0"/>
          <table:table-cell office:value-type="float" office:value="190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65209"/>
          <table:table-cell office:value-type="float" office:value="5.53"/>
          <table:table-cell office:value-type="float" office:value="4.02"/>
          <table:table-cell office:value-type="float" office:value="1.0"/>
          <table:table-cell office:value-type="float" office:value="0.0"/>
          <table:table-cell office:value-type="float" office:value="42.0"/>
          <table:table-cell office:value-type="float" office:value="8658.0"/>
          <table:table-cell office:value-type="float" office:value="117226.0"/>
          <table:table-cell office:value-type="float" office:value="212058.0"/>
          <table:table-cell office:value-type="float" office:value="817570.0"/>
          <table:table-cell office:value-type="float" office:value="1903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57603"/>
          <table:table-cell office:value-type="float" office:value="1.706"/>
          <table:table-cell office:value-type="float" office:value="0.2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65.0"/>
          <table:table-cell office:value-type="float" office:value="6861.0"/>
          <table:table-cell office:value-type="float" office:value="211558.0"/>
          <table:table-cell office:value-type="float" office:value="816030.0"/>
          <table:table-cell office:value-type="float" office:value="1912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0.8208"/>
          <table:table-cell office:value-type="float" office:value="8.801"/>
          <table:table-cell office:value-type="float" office:value="7.18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4740.0"/>
          <table:table-cell office:value-type="float" office:value="173618.0"/>
          <table:table-cell office:value-type="float" office:value="212058.0"/>
          <table:table-cell office:value-type="float" office:value="817570.0"/>
          <table:table-cell office:value-type="float" office:value="1903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4479"/>
          <table:table-cell office:value-type="float" office:value="11.312"/>
          <table:table-cell office:value-type="float" office:value="9.78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1794.0"/>
          <table:table-cell office:value-type="float" office:value="196156.0"/>
          <table:table-cell office:value-type="float" office:value="212058.0"/>
          <table:table-cell office:value-type="float" office:value="817570.0"/>
          <table:table-cell office:value-type="float" office:value="1903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23446"/>
          <table:table-cell office:value-type="float" office:value="1.226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1.0"/>
          <table:table-cell office:value-type="float" office:value="4274.0"/>
          <table:table-cell office:value-type="float" office:value="211558.0"/>
          <table:table-cell office:value-type="float" office:value="816030.0"/>
          <table:table-cell office:value-type="float" office:value="1912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58.5792"/>
          <table:table-cell office:value-type="float" office:value="56.54"/>
          <table:table-cell office:value-type="float" office:value="55.03"/>
          <table:table-cell office:value-type="float" office:value="0.0"/>
          <table:table-cell office:value-type="float" office:value="0.0"/>
          <table:table-cell office:value-type="float" office:value="505.0"/>
          <table:table-cell office:value-type="float" office:value="158486.0"/>
          <table:table-cell office:value-type="float" office:value="1299597.0"/>
          <table:table-cell office:value-type="float" office:value="212058.0"/>
          <table:table-cell office:value-type="float" office:value="817571.0"/>
          <table:table-cell office:value-type="float" office:value="190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5734"/>
          <table:table-cell office:value-type="float" office:value="3.43"/>
          <table:table-cell office:value-type="float" office:value="1.93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197.0"/>
          <table:table-cell office:value-type="float" office:value="56320.0"/>
          <table:table-cell office:value-type="float" office:value="212058.0"/>
          <table:table-cell office:value-type="float" office:value="817571.0"/>
          <table:table-cell office:value-type="float" office:value="1903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28865"/>
          <table:table-cell office:value-type="float" office:value="2.265"/>
          <table:table-cell office:value-type="float" office:value="0.82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594.0"/>
          <table:table-cell office:value-type="float" office:value="12005.0"/>
          <table:table-cell office:value-type="float" office:value="211558.0"/>
          <table:table-cell office:value-type="float" office:value="816031.0"/>
          <table:table-cell office:value-type="float" office:value="19124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6.93178"/>
          <table:table-cell office:value-type="float" office:value="4.805"/>
          <table:table-cell office:value-type="float" office:value="3.22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9611.0"/>
          <table:table-cell office:value-type="float" office:value="87580.0"/>
          <table:table-cell office:value-type="float" office:value="241180.0"/>
          <table:table-cell office:value-type="float" office:value="927400.0"/>
          <table:table-cell office:value-type="float" office:value="2029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88735"/>
          <table:table-cell office:value-type="float" office:value="2.74"/>
          <table:table-cell office:value-type="float" office:value="1.13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3054.0"/>
          <table:table-cell office:value-type="float" office:value="25891.0"/>
          <table:table-cell office:value-type="float" office:value="241180.0"/>
          <table:table-cell office:value-type="float" office:value="927400.0"/>
          <table:table-cell office:value-type="float" office:value="2027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85471"/>
          <table:table-cell office:value-type="float" office:value="1.782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2.0"/>
          <table:table-cell office:value-type="float" office:value="2478.0"/>
          <table:table-cell office:value-type="float" office:value="240680.0"/>
          <table:table-cell office:value-type="float" office:value="925860.0"/>
          <table:table-cell office:value-type="float" office:value="2044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2.6681"/>
          <table:table-cell office:value-type="float" office:value="10.584"/>
          <table:table-cell office:value-type="float" office:value="8.93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6830.0"/>
          <table:table-cell office:value-type="float" office:value="204648.0"/>
          <table:table-cell office:value-type="float" office:value="241180.0"/>
          <table:table-cell office:value-type="float" office:value="927400.0"/>
          <table:table-cell office:value-type="float" office:value="2027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3896"/>
          <table:table-cell office:value-type="float" office:value="6.226"/>
          <table:table-cell office:value-type="float" office:value="4.55"/>
          <table:table-cell office:value-type="float" office:value="1.0"/>
          <table:table-cell office:value-type="float" office:value="0.0"/>
          <table:table-cell office:value-type="float" office:value="37.0"/>
          <table:table-cell office:value-type="float" office:value="7979.0"/>
          <table:table-cell office:value-type="float" office:value="159851.0"/>
          <table:table-cell office:value-type="float" office:value="241180.0"/>
          <table:table-cell office:value-type="float" office:value="927400.0"/>
          <table:table-cell office:value-type="float" office:value="2027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77512"/>
          <table:table-cell office:value-type="float" office:value="1.851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6.0"/>
          <table:table-cell office:value-type="float" office:value="4259.0"/>
          <table:table-cell office:value-type="float" office:value="240680.0"/>
          <table:table-cell office:value-type="float" office:value="925860.0"/>
          <table:table-cell office:value-type="float" office:value="2044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0.2744"/>
          <table:table-cell office:value-type="float" office:value="8.143"/>
          <table:table-cell office:value-type="float" office:value="6.45"/>
          <table:table-cell office:value-type="float" office:value="0.0"/>
          <table:table-cell office:value-type="float" office:value="0.0"/>
          <table:table-cell office:value-type="float" office:value="64.0"/>
          <table:table-cell office:value-type="float" office:value="16939.0"/>
          <table:table-cell office:value-type="float" office:value="144799.0"/>
          <table:table-cell office:value-type="float" office:value="241180.0"/>
          <table:table-cell office:value-type="float" office:value="927401.0"/>
          <table:table-cell office:value-type="float" office:value="2040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33244"/>
          <table:table-cell office:value-type="float" office:value="6.188"/>
          <table:table-cell office:value-type="float" office:value="4.53"/>
          <table:table-cell office:value-type="float" office:value="1.0"/>
          <table:table-cell office:value-type="float" office:value="0.0"/>
          <table:table-cell office:value-type="float" office:value="34.0"/>
          <table:table-cell office:value-type="float" office:value="7223.0"/>
          <table:table-cell office:value-type="float" office:value="140243.0"/>
          <table:table-cell office:value-type="float" office:value="241180.0"/>
          <table:table-cell office:value-type="float" office:value="927401.0"/>
          <table:table-cell office:value-type="float" office:value="2038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94336"/>
          <table:table-cell office:value-type="float" office:value="2.067"/>
          <table:table-cell office:value-type="float" office:value="0.2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6.0"/>
          <table:table-cell office:value-type="float" office:value="6106.0"/>
          <table:table-cell office:value-type="float" office:value="240680.0"/>
          <table:table-cell office:value-type="float" office:value="925861.0"/>
          <table:table-cell office:value-type="float" office:value="2044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28.2849"/>
          <table:table-cell office:value-type="float" office:value="26.163"/>
          <table:table-cell office:value-type="float" office:value="24.66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2778.0"/>
          <table:table-cell office:value-type="float" office:value="581930.0"/>
          <table:table-cell office:value-type="float" office:value="241180.0"/>
          <table:table-cell office:value-type="float" office:value="927402.0"/>
          <table:table-cell office:value-type="float" office:value="2027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8712"/>
          <table:table-cell office:value-type="float" office:value="8.739"/>
          <table:table-cell office:value-type="float" office:value="7.11"/>
          <table:table-cell office:value-type="float" office:value="0.0"/>
          <table:table-cell office:value-type="float" office:value="0.0"/>
          <table:table-cell office:value-type="float" office:value="99.0"/>
          <table:table-cell office:value-type="float" office:value="24075.0"/>
          <table:table-cell office:value-type="float" office:value="173010.0"/>
          <table:table-cell office:value-type="float" office:value="241180.0"/>
          <table:table-cell office:value-type="float" office:value="927402.0"/>
          <table:table-cell office:value-type="float" office:value="2027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75603"/>
          <table:table-cell office:value-type="float" office:value="1.869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4.0"/>
          <table:table-cell office:value-type="float" office:value="3559.0"/>
          <table:table-cell office:value-type="float" office:value="240680.0"/>
          <table:table-cell office:value-type="float" office:value="925862.0"/>
          <table:table-cell office:value-type="float" office:value="2048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2.611"/>
          <table:table-cell office:value-type="float" office:value="10.481"/>
          <table:table-cell office:value-type="float" office:value="8.93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5297.0"/>
          <table:table-cell office:value-type="float" office:value="134945.0"/>
          <table:table-cell office:value-type="float" office:value="241180.0"/>
          <table:table-cell office:value-type="float" office:value="927402.0"/>
          <table:table-cell office:value-type="float" office:value="2040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518"/>
          <table:table-cell office:value-type="float" office:value="5.371"/>
          <table:table-cell office:value-type="float" office:value="3.8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11466.0"/>
          <table:table-cell office:value-type="float" office:value="77865.0"/>
          <table:table-cell office:value-type="float" office:value="241180.0"/>
          <table:table-cell office:value-type="float" office:value="927402.0"/>
          <table:table-cell office:value-type="float" office:value="2027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85851"/>
          <table:table-cell office:value-type="float" office:value="1.912"/>
          <table:table-cell office:value-type="float" office:value="0.2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2.0"/>
          <table:table-cell office:value-type="float" office:value="6288.0"/>
          <table:table-cell office:value-type="float" office:value="240680.0"/>
          <table:table-cell office:value-type="float" office:value="925862.0"/>
          <table:table-cell office:value-type="float" office:value="2044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0.2529"/>
          <table:table-cell office:value-type="float" office:value="8.375"/>
          <table:table-cell office:value-type="float" office:value="7.83"/>
          <table:table-cell office:value-type="float" office:value="0.0"/>
          <table:table-cell office:value-type="float" office:value="0.0"/>
          <table:table-cell office:value-type="float" office:value="124.0"/>
          <table:table-cell office:value-type="float" office:value="31388.0"/>
          <table:table-cell office:value-type="float" office:value="183998.0"/>
          <table:table-cell office:value-type="float" office:value="70700.0"/>
          <table:table-cell office:value-type="float" office:value="269397.0"/>
          <table:table-cell office:value-type="float" office:value="1272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4327"/>
          <table:table-cell office:value-type="float" office:value="18.439"/>
          <table:table-cell office:value-type="float" office:value="17.87"/>
          <table:table-cell office:value-type="float" office:value="0.0"/>
          <table:table-cell office:value-type="float" office:value="0.0"/>
          <table:table-cell office:value-type="float" office:value="275.0"/>
          <table:table-cell office:value-type="float" office:value="91349.0"/>
          <table:table-cell office:value-type="float" office:value="404326.0"/>
          <table:table-cell office:value-type="float" office:value="70700.0"/>
          <table:table-cell office:value-type="float" office:value="269397.0"/>
          <table:table-cell office:value-type="float" office:value="1252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5061"/>
          <table:table-cell office:value-type="float" office:value="0.53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887.0"/>
          <table:table-cell office:value-type="float" office:value="70450.0"/>
          <table:table-cell office:value-type="float" office:value="268627.0"/>
          <table:table-cell office:value-type="float" office:value="1343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6.6086"/>
          <table:table-cell office:value-type="float" office:value="4.693"/>
          <table:table-cell office:value-type="float" office:value="4.15"/>
          <table:table-cell office:value-type="float" office:value="0.0"/>
          <table:table-cell office:value-type="float" office:value="0.0"/>
          <table:table-cell office:value-type="float" office:value="73.0"/>
          <table:table-cell office:value-type="float" office:value="18365.0"/>
          <table:table-cell office:value-type="float" office:value="138936.0"/>
          <table:table-cell office:value-type="float" office:value="70700.0"/>
          <table:table-cell office:value-type="float" office:value="269397.0"/>
          <table:table-cell office:value-type="float" office:value="1245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063"/>
          <table:table-cell office:value-type="float" office:value="1.014"/>
          <table:table-cell office:value-type="float" office:value="0.47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533.0"/>
          <table:table-cell office:value-type="float" office:value="27450.0"/>
          <table:table-cell office:value-type="float" office:value="70700.0"/>
          <table:table-cell office:value-type="float" office:value="269397.0"/>
          <table:table-cell office:value-type="float" office:value="1259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0903"/>
          <table:table-cell office:value-type="float" office:value="0.48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874.0"/>
          <table:table-cell office:value-type="float" office:value="70450.0"/>
          <table:table-cell office:value-type="float" office:value="268627.0"/>
          <table:table-cell office:value-type="float" office:value="1347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9.86546"/>
          <table:table-cell office:value-type="float" office:value="7.964"/>
          <table:table-cell office:value-type="float" office:value="7.37"/>
          <table:table-cell office:value-type="float" office:value="0.0"/>
          <table:table-cell office:value-type="float" office:value="0.0"/>
          <table:table-cell office:value-type="float" office:value="119.0"/>
          <table:table-cell office:value-type="float" office:value="31655.0"/>
          <table:table-cell office:value-type="float" office:value="155845.0"/>
          <table:table-cell office:value-type="float" office:value="70700.0"/>
          <table:table-cell office:value-type="float" office:value="269397.0"/>
          <table:table-cell office:value-type="float" office:value="126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2393"/>
          <table:table-cell office:value-type="float" office:value="1.61"/>
          <table:table-cell office:value-type="float" office:value="1.08"/>
          <table:table-cell office:value-type="float" office:value="1.0"/>
          <table:table-cell office:value-type="float" office:value="0.0"/>
          <table:table-cell office:value-type="float" office:value="24.0"/>
          <table:table-cell office:value-type="float" office:value="4680.0"/>
          <table:table-cell office:value-type="float" office:value="41471.0"/>
          <table:table-cell office:value-type="float" office:value="70700.0"/>
          <table:table-cell office:value-type="float" office:value="269397.0"/>
          <table:table-cell office:value-type="float" office:value="1261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3832"/>
          <table:table-cell office:value-type="float" office:value="0.52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817.0"/>
          <table:table-cell office:value-type="float" office:value="70450.0"/>
          <table:table-cell office:value-type="float" office:value="268627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9.35101"/>
          <table:table-cell office:value-type="float" office:value="7.439"/>
          <table:table-cell office:value-type="float" office:value="6.88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2572.0"/>
          <table:table-cell office:value-type="float" office:value="196399.0"/>
          <table:table-cell office:value-type="float" office:value="70700.0"/>
          <table:table-cell office:value-type="float" office:value="269397.0"/>
          <table:table-cell office:value-type="float" office:value="126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14135"/>
          <table:table-cell office:value-type="float" office:value="1.085"/>
          <table:table-cell office:value-type="float" office:value="0.58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3191.0"/>
          <table:table-cell office:value-type="float" office:value="23027.0"/>
          <table:table-cell office:value-type="float" office:value="70700.0"/>
          <table:table-cell office:value-type="float" office:value="269397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0735"/>
          <table:table-cell office:value-type="float" office:value="0.51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17.0"/>
          <table:table-cell office:value-type="float" office:value="70450.0"/>
          <table:table-cell office:value-type="float" office:value="268627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3.66085"/>
          <table:table-cell office:value-type="float" office:value="1.821"/>
          <table:table-cell office:value-type="float" office:value="1.26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5126.0"/>
          <table:table-cell office:value-type="float" office:value="45513.0"/>
          <table:table-cell office:value-type="float" office:value="70700.0"/>
          <table:table-cell office:value-type="float" office:value="269397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70682"/>
          <table:table-cell office:value-type="float" office:value="4.717"/>
          <table:table-cell office:value-type="float" office:value="4.2"/>
          <table:table-cell office:value-type="float" office:value="1.0"/>
          <table:table-cell office:value-type="float" office:value="0.0"/>
          <table:table-cell office:value-type="float" office:value="92.0"/>
          <table:table-cell office:value-type="float" office:value="22052.0"/>
          <table:table-cell office:value-type="float" office:value="123124.0"/>
          <table:table-cell office:value-type="float" office:value="70700.0"/>
          <table:table-cell office:value-type="float" office:value="269397.0"/>
          <table:table-cell office:value-type="float" office:value="1264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5589"/>
          <table:table-cell office:value-type="float" office:value="0.46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50.0"/>
          <table:table-cell office:value-type="float" office:value="70450.0"/>
          <table:table-cell office:value-type="float" office:value="268627.0"/>
          <table:table-cell office:value-type="float" office:value="1347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8.65216"/>
          <table:table-cell office:value-type="float" office:value="6.567"/>
          <table:table-cell office:value-type="float" office:value="5.29"/>
          <table:table-cell office:value-type="float" office:value="0.0"/>
          <table:table-cell office:value-type="float" office:value="0.0"/>
          <table:table-cell office:value-type="float" office:value="78.0"/>
          <table:table-cell office:value-type="float" office:value="19747.0"/>
          <table:table-cell office:value-type="float" office:value="125838.0"/>
          <table:table-cell office:value-type="float" office:value="195700.0"/>
          <table:table-cell office:value-type="float" office:value="755293.0"/>
          <table:table-cell office:value-type="float" office:value="1796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13722"/>
          <table:table-cell office:value-type="float" office:value="5.016"/>
          <table:table-cell office:value-type="float" office:value="3.79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12630.0"/>
          <table:table-cell office:value-type="float" office:value="100734.0"/>
          <table:table-cell office:value-type="float" office:value="195700.0"/>
          <table:table-cell office:value-type="float" office:value="755293.0"/>
          <table:table-cell office:value-type="float" office:value="1796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23605"/>
          <table:table-cell office:value-type="float" office:value="1.269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2987.0"/>
          <table:table-cell office:value-type="float" office:value="195200.0"/>
          <table:table-cell office:value-type="float" office:value="753753.0"/>
          <table:table-cell office:value-type="float" office:value="1806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7.16823"/>
          <table:table-cell office:value-type="float" office:value="5.062"/>
          <table:table-cell office:value-type="float" office:value="3.78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11535.0"/>
          <table:table-cell office:value-type="float" office:value="112753.0"/>
          <table:table-cell office:value-type="float" office:value="195700.0"/>
          <table:table-cell office:value-type="float" office:value="755292.0"/>
          <table:table-cell office:value-type="float" office:value="1796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2196"/>
          <table:table-cell office:value-type="float" office:value="3.107"/>
          <table:table-cell office:value-type="float" office:value="1.88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6216.0"/>
          <table:table-cell office:value-type="float" office:value="53157.0"/>
          <table:table-cell office:value-type="float" office:value="195700.0"/>
          <table:table-cell office:value-type="float" office:value="755292.0"/>
          <table:table-cell office:value-type="float" office:value="1796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86858"/>
          <table:table-cell office:value-type="float" office:value="1.356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3733.0"/>
          <table:table-cell office:value-type="float" office:value="195200.0"/>
          <table:table-cell office:value-type="float" office:value="753752.0"/>
          <table:table-cell office:value-type="float" office:value="1806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6.2525"/>
          <table:table-cell office:value-type="float" office:value="4.135"/>
          <table:table-cell office:value-type="float" office:value="2.89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7828.0"/>
          <table:table-cell office:value-type="float" office:value="73123.0"/>
          <table:table-cell office:value-type="float" office:value="195700.0"/>
          <table:table-cell office:value-type="float" office:value="755292.0"/>
          <table:table-cell office:value-type="float" office:value="1796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5874"/>
          <table:table-cell office:value-type="float" office:value="11.456"/>
          <table:table-cell office:value-type="float" office:value="10.23"/>
          <table:table-cell office:value-type="float" office:value="1.0"/>
          <table:table-cell office:value-type="float" office:value="0.0"/>
          <table:table-cell office:value-type="float" office:value="125.0"/>
          <table:table-cell office:value-type="float" office:value="32732.0"/>
          <table:table-cell office:value-type="float" office:value="376629.0"/>
          <table:table-cell office:value-type="float" office:value="195700.0"/>
          <table:table-cell office:value-type="float" office:value="755292.0"/>
          <table:table-cell office:value-type="float" office:value="1796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24566"/>
          <table:table-cell office:value-type="float" office:value="1.326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7237.0"/>
          <table:table-cell office:value-type="float" office:value="195200.0"/>
          <table:table-cell office:value-type="float" office:value="753752.0"/>
          <table:table-cell office:value-type="float" office:value="1806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74.7433"/>
          <table:table-cell office:value-type="float" office:value="72.317"/>
          <table:table-cell office:value-type="float" office:value="70.0"/>
          <table:table-cell office:value-type="float" office:value="0.0"/>
          <table:table-cell office:value-type="float" office:value="0.0"/>
          <table:table-cell office:value-type="float" office:value="443.0"/>
          <table:table-cell office:value-type="float" office:value="143023.0"/>
          <table:table-cell office:value-type="float" office:value="853298.0"/>
          <table:table-cell office:value-type="float" office:value="195700.0"/>
          <table:table-cell office:value-type="float" office:value="755292.0"/>
          <table:table-cell office:value-type="float" office:value="1798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86802"/>
          <table:table-cell office:value-type="float" office:value="5.137"/>
          <table:table-cell office:value-type="float" office:value="3.94"/>
          <table:table-cell office:value-type="float" office:value="1.0"/>
          <table:table-cell office:value-type="float" office:value="0.0"/>
          <table:table-cell office:value-type="float" office:value="45.0"/>
          <table:table-cell office:value-type="float" office:value="10659.0"/>
          <table:table-cell office:value-type="float" office:value="99998.0"/>
          <table:table-cell office:value-type="float" office:value="195700.0"/>
          <table:table-cell office:value-type="float" office:value="755292.0"/>
          <table:table-cell office:value-type="float" office:value="1796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74436"/>
          <table:table-cell office:value-type="float" office:value="1.221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1746.0"/>
          <table:table-cell office:value-type="float" office:value="195200.0"/>
          <table:table-cell office:value-type="float" office:value="753752.0"/>
          <table:table-cell office:value-type="float" office:value="1790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9.13704"/>
          <table:table-cell office:value-type="float" office:value="7.065"/>
          <table:table-cell office:value-type="float" office:value="5.78"/>
          <table:table-cell office:value-type="float" office:value="0.0"/>
          <table:table-cell office:value-type="float" office:value="0.0"/>
          <table:table-cell office:value-type="float" office:value="73.0"/>
          <table:table-cell office:value-type="float" office:value="19744.0"/>
          <table:table-cell office:value-type="float" office:value="202026.0"/>
          <table:table-cell office:value-type="float" office:value="195700.0"/>
          <table:table-cell office:value-type="float" office:value="755294.0"/>
          <table:table-cell office:value-type="float" office:value="1796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5789"/>
          <table:table-cell office:value-type="float" office:value="12.861"/>
          <table:table-cell office:value-type="float" office:value="11.66"/>
          <table:table-cell office:value-type="float" office:value="1.0"/>
          <table:table-cell office:value-type="float" office:value="0.0"/>
          <table:table-cell office:value-type="float" office:value="132.0"/>
          <table:table-cell office:value-type="float" office:value="41642.0"/>
          <table:table-cell office:value-type="float" office:value="306475.0"/>
          <table:table-cell office:value-type="float" office:value="195700.0"/>
          <table:table-cell office:value-type="float" office:value="755294.0"/>
          <table:table-cell office:value-type="float" office:value="1796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02737"/>
          <table:table-cell office:value-type="float" office:value="1.493"/>
          <table:table-cell office:value-type="float" office:value="0.2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59.0"/>
          <table:table-cell office:value-type="float" office:value="8696.0"/>
          <table:table-cell office:value-type="float" office:value="195200.0"/>
          <table:table-cell office:value-type="float" office:value="753754.0"/>
          <table:table-cell office:value-type="float" office:value="1806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16758"/>
          <table:table-cell office:value-type="float" office:value="0.25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292.0"/>
          <table:table-cell office:value-type="float" office:value="22498.0"/>
          <table:table-cell office:value-type="float" office:value="85835.0"/>
          <table:table-cell office:value-type="float" office:value="1246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24508"/>
          <table:table-cell office:value-type="float" office:value="0.17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3.0"/>
          <table:table-cell office:value-type="float" office:value="2235.0"/>
          <table:table-cell office:value-type="float" office:value="22498.0"/>
          <table:table-cell office:value-type="float" office:value="85835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12485"/>
          <table:table-cell office:value-type="float" office:value="0.13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7.0"/>
          <table:table-cell office:value-type="float" office:value="22398.0"/>
          <table:table-cell office:value-type="float" office:value="85527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2025"/>
          <table:table-cell office:value-type="float" office:value="0.236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7.0"/>
          <table:table-cell office:value-type="float" office:value="2762.0"/>
          <table:table-cell office:value-type="float" office:value="22498.0"/>
          <table:table-cell office:value-type="float" office:value="85835.0"/>
          <table:table-cell office:value-type="float" office:value="1259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17861"/>
          <table:table-cell office:value-type="float" office:value="0.267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38.0"/>
          <table:table-cell office:value-type="float" office:value="3333.0"/>
          <table:table-cell office:value-type="float" office:value="22498.0"/>
          <table:table-cell office:value-type="float" office:value="85835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12624"/>
          <table:table-cell office:value-type="float" office:value="0.15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8.0"/>
          <table:table-cell office:value-type="float" office:value="22398.0"/>
          <table:table-cell office:value-type="float" office:value="85527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24261"/>
          <table:table-cell office:value-type="float" office:value="0.13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429.0"/>
          <table:table-cell office:value-type="float" office:value="22498.0"/>
          <table:table-cell office:value-type="float" office:value="85835.0"/>
          <table:table-cell office:value-type="float" office:value="1244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22029"/>
          <table:table-cell office:value-type="float" office:value="0.24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184.0"/>
          <table:table-cell office:value-type="float" office:value="22498.0"/>
          <table:table-cell office:value-type="float" office:value="85835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10623"/>
          <table:table-cell office:value-type="float" office:value="0.13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8.0"/>
          <table:table-cell office:value-type="float" office:value="22398.0"/>
          <table:table-cell office:value-type="float" office:value="85527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28238"/>
          <table:table-cell office:value-type="float" office:value="0.237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29.0"/>
          <table:table-cell office:value-type="float" office:value="2544.0"/>
          <table:table-cell office:value-type="float" office:value="22498.0"/>
          <table:table-cell office:value-type="float" office:value="85835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22944"/>
          <table:table-cell office:value-type="float" office:value="0.13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84.0"/>
          <table:table-cell office:value-type="float" office:value="22498.0"/>
          <table:table-cell office:value-type="float" office:value="85835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12347"/>
          <table:table-cell office:value-type="float" office:value="0.15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8.0"/>
          <table:table-cell office:value-type="float" office:value="22398.0"/>
          <table:table-cell office:value-type="float" office:value="85527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20023"/>
          <table:table-cell office:value-type="float" office:value="0.22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255.0"/>
          <table:table-cell office:value-type="float" office:value="22498.0"/>
          <table:table-cell office:value-type="float" office:value="85835.0"/>
          <table:table-cell office:value-type="float" office:value="1244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20589"/>
          <table:table-cell office:value-type="float" office:value="0.259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64.0"/>
          <table:table-cell office:value-type="float" office:value="2975.0"/>
          <table:table-cell office:value-type="float" office:value="22498.0"/>
          <table:table-cell office:value-type="float" office:value="85835.0"/>
          <table:table-cell office:value-type="float" office:value="1225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11299"/>
          <table:table-cell office:value-type="float" office:value="0.15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6.0"/>
          <table:table-cell office:value-type="float" office:value="22398.0"/>
          <table:table-cell office:value-type="float" office:value="85527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